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8pt"/>
    </style:style>
    <style:style style:name="T2" style:family="text">
      <style:text-properties style:text-position="super 58%"/>
    </style:style>
    <style:style style:name="T3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hings Really Are<text:line-break/><text:span text:style-name="T1">Actually and Potentially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omas E. Vaughan</text:p>
            <text:p>2017 June 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 to Act and Potenc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I originally planned this talk to cover</text:p>
                <text:list>
                  <text:list-item>
                    <text:p>Most of Aristotle’s theory of causation and</text:p>
                  </text:list-item>
                  <text:list-item>
                    <text:p>Aquinas’s perfection of that theory.</text:p>
                  </text:list-item>
                </text:list>
              </text:list-item>
              <text:list-item>
                <text:p>But some things interfered.</text:p>
                <text:list>
                  <text:list-item>
                    <text:p>I wanted to provide material on motivation.</text:p>
                  </text:list-item>
                  <text:list-item>
                    <text:p>I developed too much material.</text:p>
                  </text:list-item>
                  <text:list-item>
                    <text:p>I did not allocate enough time to the project.</text:p>
                  </text:list-item>
                </text:list>
              </text:list-item>
              <text:list-item>
                <text:p>So talk is instead on</text:p>
                <text:list>
                  <text:list-item>
                    <text:p>Fundamental metaphysical idea that led to modern science,</text:p>
                  </text:list-item>
                  <text:list-item>
                    <text:p>Historical development of that idea, and</text:p>
                  </text:list-item>
                  <text:list-item>
                    <text:p>Enemies of id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ay in the Heart of the West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Western civilization is besieged today, but decay began long ago.</text:p>
              </text:list-item>
              <text:list-item>
                <text:p>Her philosophical foundation matured in 13<text:span text:style-name="T2">th</text:span> Century.</text:p>
                <text:list>
                  <text:list-item>
                    <text:p>Aquinas completed program begun by classical Greeks.</text:p>
                  </text:list-item>
                </text:list>
              </text:list-item>
              <text:list-item>
                <text:p>By 1600 too few students learned right principles.</text:p>
              </text:list-item>
              <text:list-item>
                <text:p>Decay began earnestly with Rene Descartes.</text:p>
                <text:list>
                  <text:list-item>
                    <text:p>His mathematical innovations fueled technology.</text:p>
                  </text:list-item>
                  <text:list-item>
                    <text:p>His philosophical innovations were corruptions.</text:p>
                    <text:list>
                      <text:list-item>
                        <text:p>For example, denial of sense experience as rea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West and Her Enemie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Western civilization, child of marriage between</text:p>
                <text:list>
                  <text:list-item>
                    <text:p>Ancient Israel and</text:p>
                  </text:list-item>
                  <text:list-item>
                    <text:p>Classical Greece.</text:p>
                  </text:list-item>
                </text:list>
              </text:list-item>
              <text:list-item>
                <text:p>She makes bold claims about</text:p>
                <text:list>
                  <text:list-item>
                    <text:p>Dignity of man and</text:p>
                  </text:list-item>
                  <text:list-item>
                    <text:p>What is objectively real, as revealed by sense experience.</text:p>
                  </text:list-item>
                </text:list>
              </text:list-item>
              <text:list-item>
                <text:p>Her enemies include</text:p>
                <text:list>
                  <text:list-item>
                    <text:p>Those who might oppose any civilization and</text:p>
                  </text:list-item>
                  <text:list-item>
                    <text:p>Those who dispute her challenging clai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s of the West: Overview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Hebrew and Greek intertwined in Septuagint.</text:p>
                <text:list>
                  <text:list-item>
                    <text:p>Torah finished in 200s BC.</text:p>
                  </text:list-item>
                  <text:list-item>
                    <text:p>Rest finished around 130 BC.</text:p>
                  </text:list-item>
                </text:list>
              </text:list-item>
              <text:list-item>
                <text:p>They became one in Christianity.</text:p>
                <text:list>
                  <text:list-item>
                    <text:p>Church requires both traditions to express teaching.</text:p>
                  </text:list-item>
                </text:list>
              </text:list-item>
              <text:list-item>
                <text:p>Combined tradition (mostly Christians)</text:p>
                <text:list>
                  <text:list-item>
                    <text:p>Converted declining empire away from paganism,</text:p>
                  </text:list-item>
                  <text:list-item>
                    <text:p>Defended Europe against Muslim invasion, and</text:p>
                  </text:list-item>
                  <text:list-item>
                    <text:p>Established new civilization whose fruits include</text:p>
                    <text:list>
                      <text:list-item>
                        <text:p>Modern science and</text:p>
                      </text:list-item>
                      <text:list-item>
                        <text:p>Legal protection of rights of ma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s of the West: Ancient Isra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mon pagan religion in ancient Near East</text:p>
                <text:list>
                  <text:list-item>
                    <text:p>Origin myth concerns transformation of preexisting gods or things.</text:p>
                  </text:list-item>
                </text:list>
              </text:list-item>
              <text:list-item>
                <text:p>Ancient Israelites and Genesis 1</text:p>
                <text:list>
                  <text:list-item>
                    <text:p>Things have not always existed.</text:p>
                  </text:list-item>
                  <text:list-item>
                    <text:p>God, Who is not thing, initially created things.</text:p>
                  </text:list-item>
                  <text:list-item>
                    <text:p>Things did not always exist.</text:p>
                  </text:list-item>
                  <text:list-item>
                    <text:p>There was beginning when first things were created from nothing (ex nihil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rigins of the West: Greece</text:p>
          </draw:text-box>
        </draw:frame>
        <draw:frame presentation:style-name="pr4" draw:layer="layout" svg:width="25.199cm" svg:height="16.51cm" svg:x="1.4cm" svg:y="4.064cm" presentation:class="outline" presentation:user-transformed="true">
          <draw:text-box>
            <text:list text:style-name="L3">
              <text:list-item>
                <text:p>Being and becoming</text:p>
                <text:list>
                  <text:list-item>
                    <text:p>Ancient philosophers struggled to understand apparent simultaneity of permanence and change.</text:p>
                    <text:list>
                      <text:list-item>
                        <text:p>Some denied that change is real.</text:p>
                      </text:list-item>
                      <text:list-item>
                        <text:p>Some denied that permanence is real.</text:p>
                      </text:list-item>
                    </text:list>
                  </text:list-item>
                  <text:list-item>
                    <text:p>On each side, reality of sense experience was denied.</text:p>
                  </text:list-item>
                </text:list>
              </text:list-item>
              <text:list-item>
                <text:p>Culmination in Aristotle</text:p>
                <text:list>
                  <text:list-item>
                    <text:p>Aristotle stood up for reality of sense experience.</text:p>
                    <text:list>
                      <text:list-item>
                        <text:p>In any change, what had already existed as potentiality becomes actual.</text:p>
                        <text:list>
                          <text:list-item>
                            <text:p>What remains actual has some permanence.</text:p>
                          </text:list-item>
                          <text:list-item>
                            <text:p>What becomes actual accounts for change.</text:p>
                          </text:list-item>
                        </text:list>
                      </text:list-item>
                      <text:list-item>
                        <text:p>No need to deny reality of sense experience.</text:p>
                      </text:list-item>
                    </text:list>
                  </text:list-item>
                  <text:list-item>
                    <text:p>This metaphysical basis led to modern science, which takes sense experience as fundamental data in need of theoretical explan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s of the West: Christianit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Before Aquinas, Christianity united Jerusalem and Athens.</text:p>
              </text:list-item>
              <text:list-item>
                <text:p>Aristotle’s work</text:p>
                <text:list>
                  <text:list-item>
                    <text:p>Not incorporated into Western tradition before fall of Roman empire</text:p>
                  </text:list-item>
                  <text:list-item>
                    <text:p>Lost to West after fall of empire</text:p>
                  </text:list-item>
                  <text:list-item>
                    <text:p>Never incorporated into Eastern Christianity</text:p>
                  </text:list-item>
                  <text:list-item>
                    <text:p>Rejected by Islam just before crusades</text:p>
                  </text:list-item>
                </text:list>
              </text:list-item>
              <text:list-item>
                <text:p>Aquinas completed Aristotle’s metaphysics</text:p>
                <text:list>
                  <text:list-item>
                    <text:p>Crusades made Aristotle available to Aquinas.</text:p>
                  </text:list-item>
                  <text:list-item>
                    <text:p>Aquinas used theory of act and potency not just to explain change but to show how creation ex nihilo takes place at every moment in time.</text:p>
                  </text:list-item>
                  <text:list-item>
                    <text:p>Complete synthesis of Hebrew and Greek tradition set stage for modern sci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Recent Enemy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West has had enemies within her ranks since Descartes.</text:p>
              </text:list-item>
              <text:list-item>
                <text:p>Recent enemy is atheistic materialism in form of <text:span text:style-name="T3">scientism</text:span>.</text:p>
                <text:list>
                  <text:list-item>
                    <text:p>Scientism: Everything that exists is describable by modern science.</text:p>
                  </text:list-item>
                  <text:list-item>
                    <text:p>Many a “science advocate” promotes scientism, not science.</text:p>
                  </text:list-item>
                  <text:list-item>
                    <text:p>Ignorant dismissal of metaphysics is central to scientism.</text:p>
                  </text:list-item>
                  <text:list-item>
                    <text:p>Ironically, scientistic denial of Aristotle undercuts philosophical basis of modern sci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and Potential: Elea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menides and Zeno (yes, that Zeno) appeared to deny reality of change.</text:p>
                <text:list>
                  <text:list-item>
                    <text:p>In change, something new arises; what is new did not exist before change.</text:p>
                  </text:list-item>
                  <text:list-item>
                    <text:p>Denying that new existence can come from non-existence, Eleatics denied reality of change reported by senses.</text:p>
                  </text:list-item>
                </text:list>
              </text:list-item>
              <text:list-item>
                <text:p>Debate continues today.</text:p>
                <text:list>
                  <text:list-item>
                    <text:p>Physicists commonly think that time is real, but <text:span text:style-name="T3">passage</text:span> of time is illusion.</text:p>
                  </text:list-item>
                  <text:list-item>
                    <text:p>Passage of time is like what Eleatics called “change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and Potential: Heracli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eraclitus seems to have held</text:p>
                <text:list>
                  <text:list-item>
                    <text:p>That everything is in flux and</text:p>
                  </text:list-item>
                  <text:list-item>
                    <text:p>That nothing is permanent.</text:p>
                  </text:list-item>
                </text:list>
              </text:list-item>
              <text:list-item>
                <text:p>This is opposite of Eleatic view.</text:p>
              </text:list-item>
              <text:list-item>
                <text:p>Still, senses show some permanence in things, and so senses need be regarded as untrustwort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and Potential: Example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In thing that is now real in one way, there are <text:s/>things that are now real in another way.</text:p>
              </text:list-item>
              <text:list-item>
                <text:p>Suppose that sphere of silly putty is now real in actuality.</text:p>
                <text:list>
                  <text:list-item>
                    <text:p>In sphere, flat blob of same mass is now real in potentiality.</text:p>
                  </text:list-item>
                  <text:list-item>
                    <text:p>Also in sphere, cubic blob of same mass is now real in potentiality.</text:p>
                  </text:list-item>
                  <text:list-item>
                    <text:p>In sphere, zebra is not real in potentiality.</text:p>
                  </text:list-item>
                </text:list>
              </text:list-item>
              <text:list-item>
                <text:p>One task of modern science is to find out what real potentialities exist in natural substa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and Potential: Chang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Change occurs whenever potentiality in actual thing becomes actual.</text:p>
              </text:list-item>
              <text:list-item>
                <text:p>Potentiality can be actualized only by something else already actual.</text:p>
              </text:list-item>
              <text:list-item>
                <text:p>In order for sphere of silly putty to be squashed flat, something actual (like hands squeezing sphere) must be pres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er Priority of the Actu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tentiality is always <text:span text:style-name="T3">for</text:span> some kind of actuality.</text:p>
              </text:list-item>
              <text:list-item>
                <text:p>Potentialities in thing depend on what thing is.</text:p>
              </text:list-item>
              <text:list-item>
                <text:p>Potentiality in one thing is actualized only by another thing already actual.</text:p>
              </text:list-item>
              <text:list-item>
                <text:p>Potentiality cannot exist on its own, apart from something actual.</text:p>
                <text:list>
                  <text:list-item>
                    <text:p>Potentiality is found only in combination with actuality.</text:p>
                  </text:list-item>
                </text:list>
              </text:list-item>
              <text:list-item>
                <text:p>Actuality, too, is found only in combination with potentiality, except in God, Who is pure actual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usal Powers and Laws of Natur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If Thing 1 can actualize potentiality in Thing 2, then Thing 1 has <text:span text:style-name="T3">causal power</text:span>.</text:p>
              </text:list-item>
              <text:list-item>
                <text:p>Every actual thing has</text:p>
                <text:list>
                  <text:list-item>
                    <text:p>Causal powers to act on other things and</text:p>
                  </text:list-item>
                  <text:list-item>
                    <text:p>Inherent potentialities that can be actualized by other things.</text:p>
                  </text:list-item>
                </text:list>
              </text:list-item>
              <text:list-item>
                <text:p>This gives rise to patterns of activity in natural world.</text:p>
              </text:list-item>
              <text:list-item>
                <text:p>So-called “law of nature” is not what makes things behave as they do.</text:p>
                <text:list>
                  <text:list-item>
                    <text:p>Rather, it is what we propose to summarize interactions of things according to their na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uses, Essence, and Existence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By analyzing distinction between actuality and potentiality, Aristotle derived four notions of causality.</text:p>
                <text:list>
                  <text:list-item>
                    <text:p>These will be explored in later talk.</text:p>
                  </text:list-item>
                  <text:list-item>
                    <text:p>Two causes (one actual, one potential) are intrinsic to every being.</text:p>
                  </text:list-item>
                  <text:list-item>
                    <text:p>Two causes (one actual, one potential) are extrinsic to every being.</text:p>
                  </text:list-item>
                </text:list>
              </text:list-item>
              <text:list-item>
                <text:p>Aquinas, building on Aristotle, distinguished between essence of thing and its existence.</text:p>
                <text:list>
                  <text:list-item>
                    <text:p>Essence is potentiality for existence, which is actual.</text:p>
                  </text:list-item>
                  <text:list-item>
                    <text:p>This allows synthesis of fullness of Greek philosophy with Hebrew idea of creation.</text:p>
                  </text:list-item>
                  <text:list-item>
                    <text:p>Creation ex nihilo is God’s union of essence with act of exist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Aristotle’s metaphysics was introduced to allow confidence in sense experience by accounting for both change and permanence.</text:p>
                <text:list>
                  <text:list-item>
                    <text:p>This represents culmination of classical Greek philosophy.</text:p>
                  </text:list-item>
                </text:list>
              </text:list-item>
              <text:list-item>
                <text:p>Aquinas perfected Aristotle’s metaphysics and synthesis of Hebrew and Greek thought.</text:p>
                <text:list>
                  <text:list-item>
                    <text:p>This represents heart of Western civilization.</text:p>
                  </text:list-item>
                </text:list>
              </text:list-item>
              <text:list-item>
                <text:p>Confidence in sense experience led</text:p>
                <text:list>
                  <text:list-item>
                    <text:p>to investigation of miraculous claims,</text:p>
                  </text:list-item>
                  <text:list-item>
                    <text:p>to scientific exploration of potentialities inherent in things, and thus</text:p>
                  </text:list-item>
                  <text:list-item>
                    <text:p>to modern science.</text:p>
                  </text:list-item>
                </text:list>
              </text:list-item>
              <text:list-item>
                <text:p>Ironically, in name of modern science, recent enemies of West deny philosophical basis of modern scie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5:00:37.649341390</meta:creation-date>
    <dc:date>2017-06-11T17:36:11.419328819</dc:date>
    <meta:editing-duration>PT1H30M24S</meta:editing-duration>
    <meta:editing-cycles>17</meta:editing-cycles>
    <meta:generator>LibreOffice/5.2.7.2$Linux_X86_64 LibreOffice_project/20m0$Build-2</meta:generator>
    <meta:document-statistic meta:object-count="89"/>
  </office:meta>
</office:document-meta>
</file>